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2.208cm" fo:margin-left="1.685cm" table:align="left"/>
    </style:style>
    <style:style style:name="Table1.A" style:family="table-column">
      <style:table-column-properties style:column-width="7.107cm"/>
    </style:style>
    <style:style style:name="Table1.B" style:family="table-column">
      <style:table-column-properties style:column-width="5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1pt" fo:font-weight="bold" officeooo:rsid="0007f767" officeooo:paragraph-rsid="00087af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officeooo:rsid="0007f767" officeooo:paragraph-rsid="0007f767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font-weight="bold" officeooo:rsid="001fea9b" officeooo:paragraph-rsid="001fea9b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officeooo:rsid="0007f767" officeooo:paragraph-rsid="0007f767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officeooo:rsid="0007f767" officeooo:paragraph-rsid="000c886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officeooo:paragraph-rsid="0007f767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officeooo:paragraph-rsid="00087af6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officeooo:paragraph-rsid="001893a2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officeooo:rsid="000b44e5" officeooo:paragraph-rsid="000c8861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officeooo:rsid="001cf2e4" officeooo:paragraph-rsid="001d61e1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officeooo:rsid="001fea9b" officeooo:paragraph-rsid="001fea9b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1pt" fo:font-style="italic" officeooo:rsid="0007f767" officeooo:paragraph-rsid="0007f76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fea9b" officeooo:paragraph-rsid="001fea9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f767" officeooo:paragraph-rsid="0007f767" style:font-size-asian="14pt" style:font-weight-asian="bold" style:font-size-complex="14pt" style:font-weight-complex="bold"/>
    </style:style>
    <style:style style:name="P15" style:family="paragraph" style:parent-style-name="Text_20_body">
      <style:text-properties fo:color="#000000" style:font-name="Times New Roman" fo:font-size="11pt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fo:color="#000000" style:font-name="Times New Roman" fo:font-size="11pt" officeooo:rsid="000b44e5" officeooo:paragraph-rsid="000c8861" style:font-size-asian="11pt" style:font-size-complex="11pt"/>
    </style:style>
    <style:style style:name="P17" style:family="paragraph" style:parent-style-name="Text_20_body">
      <style:paragraph-properties fo:text-align="end" style:justify-single-word="false"/>
      <style:text-properties fo:color="#000000" style:font-name="Times New Roman" fo:font-size="11pt" officeooo:rsid="0010aab6" officeooo:paragraph-rsid="0010aab6" style:font-size-asian="11pt" style:font-size-complex="11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style:page-number="auto" fo:background-color="transparent"/>
      <style:text-properties fo:color="#000000" style:font-name="Times New Roman" fo:font-size="11pt" officeooo:rsid="0010aab6" officeooo:paragraph-rsid="0010aab6" style:font-size-asian="11pt" style:font-size-complex="11pt"/>
    </style:style>
    <style:style style:name="P19" style:family="paragraph" style:parent-style-name="Text_20_body" style:master-page-name="">
      <loext:graphic-properties draw:fill="none"/>
      <style:paragraph-properties fo:margin-left="0cm" fo:margin-right="0.157cm" fo:margin-top="0cm" fo:margin-bottom="0.247cm" loext:contextual-spacing="false" fo:line-height="120%" fo:text-align="end" style:justify-single-word="false" fo:text-indent="0cm" style:auto-text-indent="false" style:page-number="auto" fo:background-color="transparent"/>
      <style:text-properties fo:color="#000000" style:font-name="Times New Roman" fo:font-size="11pt" officeooo:rsid="0010aab6" officeooo:paragraph-rsid="0010aab6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officeooo:rsid="001cf2e4" officeooo:paragraph-rsid="001cf2e4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officeooo:paragraph-rsid="001cf2e4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officeooo:rsid="001fea9b" officeooo:paragraph-rsid="001fea9b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officeooo:rsid="001ff321" officeooo:paragraph-rsid="001ff321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officeooo:rsid="001ff321" officeooo:paragraph-rsid="002e4a96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officeooo:rsid="001ff321" officeooo:paragraph-rsid="002f6c6a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officeooo:rsid="002e4a96" officeooo:paragraph-rsid="002e4a96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1pt" officeooo:rsid="002e4a96" officeooo:paragraph-rsid="002f6c6a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officeooo:rsid="002f6c6a" officeooo:paragraph-rsid="002f6c6a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1pt" officeooo:rsid="002f6c6a" officeooo:paragraph-rsid="003531d5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1pt" officeooo:rsid="00331314" officeooo:paragraph-rsid="00331314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1pt" officeooo:rsid="0035d3fc" officeooo:paragraph-rsid="0035d3fc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1pt" officeooo:rsid="002f6c6a" officeooo:paragraph-rsid="002f6c6a" style:font-size-asian="11pt" style:font-size-complex="11pt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ea9b" style:font-weight-asian="normal" style:font-weight-complex="normal"/>
    </style:style>
    <style:style style:name="T3" style:family="text">
      <style:text-properties fo:font-weight="normal" officeooo:rsid="002e4a96" style:font-weight-asian="normal" style:font-weight-complex="normal"/>
    </style:style>
    <style:style style:name="T4" style:family="text">
      <style:text-properties officeooo:rsid="00087af6"/>
    </style:style>
    <style:style style:name="T5" style:family="text">
      <style:text-properties officeooo:rsid="000a28e0"/>
    </style:style>
    <style:style style:name="T6" style:family="text">
      <style:text-properties officeooo:rsid="0010aab6"/>
    </style:style>
    <style:style style:name="T7" style:family="text">
      <style:text-properties officeooo:rsid="00111739"/>
    </style:style>
    <style:style style:name="T8" style:family="text">
      <style:text-properties officeooo:rsid="001893a2"/>
    </style:style>
    <style:style style:name="T9" style:family="text">
      <style:text-properties officeooo:rsid="001ee37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f767" style:font-weight-asian="bold" style:font-weight-complex="bold"/>
    </style:style>
    <style:style style:name="T12" style:family="text">
      <style:text-properties fo:font-weight="bold" officeooo:rsid="001fea9b" style:font-weight-asian="bold" style:font-weight-complex="bold"/>
    </style:style>
    <style:style style:name="T13" style:family="text">
      <style:text-properties officeooo:rsid="002ac033"/>
    </style:style>
    <style:style style:name="T14" style:family="text">
      <style:text-properties officeooo:rsid="002e4a96"/>
    </style:style>
    <style:style style:name="T15" style:family="text">
      <style:text-properties officeooo:rsid="002f6c6a"/>
    </style:style>
    <style:style style:name="T16" style:family="text">
      <style:text-properties officeooo:rsid="00331314"/>
    </style:style>
    <style:style style:name="T17" style:family="text">
      <style:text-properties officeooo:rsid="0034d70f"/>
    </style:style>
    <style:style style:name="T18" style:family="text">
      <style:text-properties officeooo:rsid="003531d5"/>
    </style:style>
    <style:style style:name="T19" style:family="text">
      <style:text-properties officeooo:rsid="0035d3fc"/>
    </style:style>
    <style:style style:name="T20" style:family="text">
      <style:text-properties officeooo:rsid="0036888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ÔNG TY CỔ PHẦN PHÁT TRIỂN <text:s text:c="24"/>C<text:span text:style-name="T6">ỘNG HÒA</text:span> – X<text:span text:style-name="T6">Ã</text:span> <text:span text:style-name="T6">HỘI</text:span> – C<text:span text:style-name="T6">HỦ NGHĨA</text:span> – V<text:span text:style-name="T6">IỆT NAM</text:span></text:p>
      <text:p text:style-name="P1"><text:s text:c="2"/>NGUỒN MỞ VÀ DỊCH VỤ FDS <text:s text:c="50"/>Độc lập – Tự do – Hạnh phúc <text:s text:c="36"/></text:p>
      <text:p text:style-name="P1"><draw:line text:anchor-type="paragraph" draw:z-index="0" draw:style-name="gr1" draw:text-style-name="P33" svg:x1="11.224cm" svg:y1="0.116cm" svg:x2="14.808cm" svg:y2="0.116cm"><text:p/></draw:line> <text:s text:c="13"/>------------------------- <text:s text:c="58"/></text:p>
      <text:p text:style-name="P4"/>
      <text:p text:style-name="P12">Hà Nội, ngày <text:span text:style-name="T16">11</text:span> tháng 0<text:span text:style-name="T16">4 </text:span>năm 2016</text:p>
      <text:p text:style-name="P4"/>
      <text:p text:style-name="P14">BIÊN BẢN HỌP<text:span text:style-name="T17"> OPENCPS</text:span></text:p>
      <text:p text:style-name="P2"/>
      <text:p text:style-name="P11"><text:span text:style-name="T11">T</text:span><text:span text:style-name="T10">hời gian:</text:span><text:span text:style-name="T1"> </text:span><text:span text:style-name="T3">09</text:span><text:span text:style-name="T1"> giờ </text:span><text:span text:style-name="T3">30</text:span><text:span text:style-name="T1"> phút ngày </text:span><text:span text:style-name="T3">11</text:span><text:span text:style-name="T1"> tháng 0</text:span><text:span text:style-name="T3">4</text:span><text:span text:style-name="T1"> năm 2016</text:span></text:p>
      <text:p text:style-name="P13"/>
      <text:p text:style-name="P6"><text:span text:style-name="T12">Địa điểm:</text:span><text:span text:style-name="T2"> </text:span>Tầng 5, tòa nhà VAPA, số 4, ngõ 2, đường Tôn Thất Thuyết, Hà Nội.</text:p>
      <text:p text:style-name="P6"/>
      <text:p text:style-name="P3">Thành phần tham gia:</text:p>
      <text:p text:style-name="P6"/>
      <text:p text:style-name="P10"><text:span text:style-name="T9">1. Công ty cổ phần phát triển nguồn mở và dịch vụ FDS:</text:span> </text:p>
      <text:p text:style-name="P6"/>
      <text:p text:style-name="P7">- <text:span text:style-name="T4">Ông: Tạ Tuấn Anh - Phó giám đốc kỹ thuật</text:span></text:p>
      <text:p text:style-name="P8">- <text:span text:style-name="T5">Ông: Vũ Đăng Khoa – Trưởng nhóm phát triển</text:span></text:p>
      <text:p text:style-name="P8">- <text:span text:style-name="T5">Ông: Lê Tiến Dũng – Nhân viên </text:span></text:p>
      <text:p text:style-name="P8">- <text:span text:style-name="T5">Ông: Vũ Minh Cương – Nhân viên</text:span></text:p>
      <text:p text:style-name="P8">- <text:span text:style-name="T8">Bà: Trần Thị Hoa – Nhân viên</text:span></text:p>
      <text:p text:style-name="P21"><text:span text:style-name="T9">2. Công ty Iway:</text:span></text:p>
      <text:p text:style-name="P21"/>
      <text:p text:style-name="P20">Ông Trương Anh Tuấn – Tổng giám đốc</text:p>
      <text:p text:style-name="P20"/>
      <text:p text:style-name="P30"><text:span text:style-name="T10">Mục đích cuộc họp:</text:span></text:p>
      <text:p text:style-name="P30"><text:span text:style-name="T10"><text:tab/></text:span><text:span text:style-name="T1">Rà soát lại những chức năng đã làm được và chưa làm được, đưa ra kế hoạch chuẩn cho việc test và kế hoạch cho Code giai đoạn tiếp theo</text:span></text:p>
      <text:p text:style-name="P30"><text:span text:style-name="T1"/></text:p>
      <text:p text:style-name="P11"><text:span text:style-name="T10">Nội dung cuộc họp:</text:span></text:p>
      <text:p text:style-name="P11"><text:span text:style-name="T10"/></text:p>
      <text:p text:style-name="P23">Ông Tạ Tuấn Anh – Giám đốc dự án <text:span text:style-name="T14">đưa ra một số công việc cần làm như sau:</text:span></text:p>
      <text:p text:style-name="P23"/>
      <text:p text:style-name="P24">- <text:span text:style-name="T14">Thiết kế 2 cổng:</text:span></text:p>
      <text:p text:style-name="P24"><text:span text:style-name="T16"><text:tab/>+ Frontoffice</text:span></text:p>
      <text:p text:style-name="P24"><text:span text:style-name="T14"><text:tab/>+ Backoffice</text:span></text:p>
      <text:p text:style-name="P24"><text:span text:style-name="T14">Ông Tuấn Anh và bà Hoa phụ trách đưa ra Sitemap cho hai phần cổng này.</text:span></text:p>
      <text:p text:style-name="P25">- <text:span text:style-name="T14">Ông Tuấn Anh phụ trách rà soát thống kê lại những gì chưa làm được và làm tài liệu kế hoạch dev sắp tới.</text:span></text:p>
      <text:p text:style-name="P23">- <text:span text:style-name="T15">Ông Tuấn Anh đưa ra quy trình cho đội Test:</text:span></text:p>
      <text:p text:style-name="P26"><text:tab/>Dev done → Testing → Test done → Release</text:p>
      <text:p text:style-name="P27"><text:tab/><text:span text:style-name="T15">Planning </text:span>→ Testing → Test done → Release →<text:span text:style-name="T15"> issuses</text:span></text:p>
      <text:p text:style-name="P26">- Yêu cầu đội Dev thực hiện rà soát lại và hoàn thiện Unit test trong chiều ngày 11/04/216.</text:p>
      <text:p text:style-name="P26">- <text:span text:style-name="T16">Ngày 12/04/2016 Test thực hiện test lại và đưa issues lên github.</text:span></text:p>
      <text:p text:style-name="P27">- Ông Khoa phụ trách Viết tóm tắt các bước deploy (Wiki).</text:p>
      <text:p text:style-name="P27">- <text:span text:style-name="T15">Tạo Master data:</text:span></text:p>
      <text:p text:style-name="P31">+ Dữ liệu test cần lấy dữ liệu chuẩn để test</text:p>
      <text:p text:style-name="P28">+ Ông Vũ Minh Cương tạo dữ liệu Master data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- Danh mục Tỉnh/huyện/xã</text:p>
            <text:p text:style-name="P28">- Cơ quan/cán bộ</text:p>
            <text:p text:style-name="P28">- Công dân</text:p>
            <text:p text:style-name="P28">- Doanh nghiệp</text:p>
          </table:table-cell>
          <table:table-cell table:style-name="Table1.B1" office:value-type="string">
            <text:p text:style-name="P32"/>
            <text:p text:style-name="P32">1 ngày</text:p>
          </table:table-cell>
        </table:table-row>
        <text:soft-page-break/>
        <table:table-row>
          <table:table-cell table:style-name="Table1.A2" office:value-type="string">
            <text:p text:style-name="P28">- TTHC</text:p>
            <text:p text:style-name="P28">- Biểu mẫu</text:p>
            <text:p text:style-name="P28">- Quy trình</text:p>
          </table:table-cell>
          <table:table-cell table:style-name="Table1.B2" office:value-type="string">
            <text:p text:style-name="P32">2-3 ngày</text:p>
          </table:table-cell>
        </table:table-row>
      </table:table>
      <text:p text:style-name="P28">+ Ông Lê Phú Cường là người duyệt dữ liệu master data</text:p>
      <text:p text:style-name="P29"><text:tab/></text:p>
      <text:p text:style-name="P29"><text:span text:style-name="T10">Kết luận:</text:span> </text:p>
      <text:p text:style-name="P29">- Mốc <text:span text:style-name="T20">trước ngày </text:span>20/04 cần hoàn thành bảng plan master data</text:p>
      <text:p text:style-name="P29">- <text:span text:style-name="T18">Dev trước khi dev done cần rà soát lại unit test</text:span></text:p>
      <text:p text:style-name="P29">- Tất <text:span text:style-name="T18">các các issues đẩy hết lên github</text:span></text:p>
      <text:p text:style-name="P29"/>
      <text:p text:style-name="P16">Biên bản kết thúc vào <text:span text:style-name="T13">11 </text:span>giờ <text:span text:style-name="T15">00</text:span> ngày <text:span text:style-name="T15">11</text:span> tháng <text:span text:style-name="T7">04</text:span> năm <text:span text:style-name="T7">2016.</text:span></text:p>
      <text:p text:style-name="P15">Sau khi đọc lại biên bản, những người có mặt đồng ý về nội dung biên bản, không có ý kiến gì khác và cùng ký vào biên bản.</text:p>
      <text:p text:style-name="P15">Biên bản này gồm <text:span text:style-name="T7">02 </text:span>trang, được những người có mặt cùng ký xác nhận vào từng trang.</text:p>
      <text:p text:style-name="P15"/>
      <text:p text:style-name="P18"><text:s text:c="6"/>Người lập biên bản</text:p>
      <text:p text:style-name="P17"/>
      <text:p text:style-name="P17"/>
      <text:p text:style-name="P19"><text:s text:c="3"/><text:span text:style-name="T15">Trần Thị Hoa</text:span>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1:01:58.616663640</meta:creation-date>
    <dc:date>2016-04-11T18:15:21.440114797</dc:date>
    <meta:editing-duration>PT4H13M15S</meta:editing-duration>
    <meta:editing-cycles>36</meta:editing-cycles>
    <meta:generator>LibreOffice/5.0.5.2$Linux_X86_64 LibreOffice_project/00$Build-2</meta:generator>
    <meta:document-statistic meta:table-count="1" meta:image-count="0" meta:object-count="0" meta:page-count="2" meta:paragraph-count="54" meta:word-count="483" meta:character-count="2355" meta:non-whitespace-character-count="1710"/>
  </office:meta>
</office:document-meta>
</file>